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Monospace1" svg:font-family="Monospace" style:font-family-generic="roman"/>
    <style:font-face style:name="Courier New1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6ac7a" style:font-size-asian="8pt" style:font-size-complex="8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90782" style:font-size-asian="8pt" style:font-size-complex="8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8pt" style:font-size-asian="8pt" style:font-size-complex="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90782" style:font-size-asian="8pt" style:font-size-complex="8pt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349806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330ae5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90782" style:font-size-asian="8pt" style:font-size-complex="8pt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90782"/>
    </style:style>
    <style:style style:name="T4" style:family="text">
      <style:text-properties fo:language="ru" fo:country="RU" officeooo:rsid="00312b55"/>
    </style:style>
    <style:style style:name="T5" style:family="text">
      <style:text-properties fo:color="#000000" fo:language="ru" fo:country="RU" officeooo:rsid="00202156"/>
    </style:style>
    <style:style style:name="T6" style:family="text">
      <style:text-properties fo:color="#000000" style:font-name="Monospace1"/>
    </style:style>
    <style:style style:name="T7" style:family="text">
      <style:text-properties fo:color="#000000" style:font-name="Monospace1" fo:font-size="10pt" style:font-size-asian="10pt"/>
    </style:style>
    <style:style style:name="T8" style:family="text">
      <style:text-properties fo:color="#000000" style:font-name="Monospace1" fo:font-size="10pt" fo:font-style="italic" style:font-size-asian="10pt" style:font-style-asian="italic"/>
    </style:style>
    <style:style style:name="T9" style:family="text">
      <style:text-properties fo:color="#000000" style:font-name="Monospace1" fo:font-style="italic" style:font-style-asian="italic"/>
    </style:style>
    <style:style style:name="T10" style:family="text">
      <style:text-properties officeooo:rsid="0023e6d9"/>
    </style:style>
    <style:style style:name="T11" style:family="text">
      <style:text-properties officeooo:rsid="00312b55"/>
    </style:style>
    <style:style style:name="T12" style:family="text">
      <style:text-properties officeooo:rsid="00330ae5"/>
    </style:style>
    <style:style style:name="T13" style:family="text">
      <style:text-properties fo:color="#7f0055" style:font-name="Monospace1" fo:font-size="10pt" fo:font-weight="bold" style:font-size-asian="10pt" style:font-weight-asian="bold"/>
    </style:style>
    <style:style style:name="T14" style:family="text">
      <style:text-properties fo:color="#7f0055" style:font-name="Monospace1" fo:font-weight="bold" style:font-weight-asian="bold"/>
    </style:style>
    <style:style style:name="T15" style:family="text">
      <style:text-properties fo:color="#0000c0" style:font-name="Monospace1"/>
    </style:style>
    <style:style style:name="T16" style:family="text">
      <style:text-properties fo:color="#0000c0" style:font-name="Monospace1" fo:font-size="10pt" style:font-size-asian="10pt"/>
    </style:style>
    <style:style style:name="T17" style:family="text">
      <style:text-properties fo:color="#0000c0" style:font-name="Monospace1" fo:font-size="10pt" fo:font-style="italic" style:font-size-asian="10pt" style:font-style-asian="italic"/>
    </style:style>
    <style:style style:name="T18" style:family="text">
      <style:text-properties fo:color="#0000c0" style:font-name="Monospace1" fo:font-style="italic" style:font-style-asian="italic"/>
    </style:style>
    <style:style style:name="T19" style:family="text">
      <style:text-properties fo:color="#646464" style:font-name="Monospace1"/>
    </style:style>
    <style:style style:name="T20" style:family="text">
      <style:text-properties fo:color="#646464" style:font-name="Monospace1" fo:font-size="10pt" style:font-size-asian="10pt"/>
    </style:style>
    <style:style style:name="T21" style:family="text">
      <style:text-properties fo:color="#2a00ff" style:font-name="Monospace1"/>
    </style:style>
    <style:style style:name="T22" style:family="text">
      <style:text-properties fo:color="#2a00ff" style:font-name="Monospace1" fo:font-size="10pt" style:font-size-asian="10pt"/>
    </style:style>
    <style:style style:name="T23" style:family="text">
      <style:text-properties fo:color="#3f7f5f" style:font-name="Monospace1"/>
    </style:style>
    <style:style style:name="T24" style:family="text">
      <style:text-properties fo:color="#3f7f5f" style:font-name="Monospace1" fo:font-size="10pt" style:font-size-asian="10pt"/>
    </style:style>
    <style:style style:name="T25" style:family="text">
      <style:text-properties officeooo:rsid="003498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4">Сетевые технологии</text:span>»</text:p>
      <text:p text:style-name="P7">ПО ЛАБОРАТОРНОЙ РАБОТЕ №<text:span text:style-name="T3">1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 <text:span text:style-name="T11">Прозорова Т.Г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10">3</text:span></text:p>
      <text:p text:style-name="P11"><text:soft-page-break/>Задание</text:p>
      <text:p text:style-name="P21"><text:span text:style-name="T12">Разработать приложение, определяющее IP и MAC-адреса, а так же имя всех хостов в подсети.</text:span></text:p>
      <text:p text:style-name="P21"><text:span text:style-name="T12"/></text:p>
      <text:p text:style-name="P13"><text:span text:style-name="T2">Фрагменты ли</text:span><text:span text:style-name="T5">стинг</text:span><text:span text:style-name="T2">а</text:span></text:p>
      <text:p text:style-name="P19"><text:span text:style-name="T13"/></text:p>
      <text:p text:style-name="P19"><text:span text:style-name="T14">public</text:span><text:span text:style-name="T6"> </text:span><text:span text:style-name="T14">class</text:span><text:span text:style-name="T6"> IpSeeker {</text:span></text:p>
      <text:p text:style-name="P17"/>
      <text:p text:style-name="P18"><text:span text:style-name="T6"><text:tab/></text:span><text:span text:style-name="T14">private</text:span><text:span text:style-name="T6"> </text:span><text:span text:style-name="T14">static</text:span><text:span text:style-name="T6"> </text:span><text:span text:style-name="T14">void</text:span><text:span text:style-name="T6"> print(String s) {</text:span></text:p>
      <text:p text:style-name="P18"><text:span text:style-name="T6"><text:tab/><text:tab/>System.</text:span><text:span text:style-name="T18">out</text:span><text:span text:style-name="T6">.println(s);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ublic</text:span><text:span text:style-name="T6"> </text:span><text:span text:style-name="T14">static</text:span><text:span text:style-name="T6"> </text:span><text:span text:style-name="T14">void</text:span><text:span text:style-name="T6"> main(String[] args) </text:span><text:span text:style-name="T14">throws</text:span><text:span text:style-name="T6"> Exception {</text:span></text:p>
      <text:p text:style-name="P18"><text:span text:style-name="T6"><text:tab/><text:tab/>Enumeration&lt;NetworkInterface&gt; interfaces = NetworkInterface</text:span></text:p>
      <text:p text:style-name="P18"><text:span text:style-name="T6"><text:tab/><text:tab/><text:tab/><text:tab/>.</text:span><text:span text:style-name="T9">getNetworkInterfaces</text:span><text:span text:style-name="T6">();</text:span></text:p>
      <text:p text:style-name="P18"><text:span text:style-name="T6"><text:tab/><text:tab/></text:span><text:span text:style-name="T14">while</text:span><text:span text:style-name="T6"> (interfaces.hasMoreElements()) {</text:span></text:p>
      <text:p text:style-name="P18"><text:span text:style-name="T6"><text:tab/><text:tab/><text:tab/>NetworkInterface netInterface = interfaces.nextElement();</text:span></text:p>
      <text:p text:style-name="P18"><text:span text:style-name="T6"><text:tab/><text:tab/><text:tab/></text:span><text:span text:style-name="T14">if</text:span><text:span text:style-name="T6"> (!netInterface.isUp() || netInterface.isLoopback()</text:span></text:p>
      <text:p text:style-name="P18"><text:span text:style-name="T6"><text:tab/><text:tab/><text:tab/><text:tab/><text:tab/>|| netInterface.isVirtual()) {</text:span></text:p>
      <text:p text:style-name="P18"><text:span text:style-name="T6"><text:tab/><text:tab/><text:tab/><text:tab/></text:span><text:span text:style-name="T14">continue</text:span><text:span text:style-name="T6">;</text:span></text:p>
      <text:p text:style-name="P18"><text:span text:style-name="T6"><text:tab/><text:tab/><text:tab/>}</text:span></text:p>
      <text:p text:style-name="P18"><text:span text:style-name="T6"><text:tab/><text:tab/><text:tab/></text:span><text:span text:style-name="T9">print</text:span><text:span text:style-name="T6">(</text:span><text:span text:style-name="T21">"Name : "</text:span><text:span text:style-name="T6"> + netInterface.getName());</text:span></text:p>
      <text:p text:style-name="P18"><text:span text:style-name="T6"><text:tab/><text:tab/><text:tab/></text:span><text:span text:style-name="T9">print</text:span><text:span text:style-name="T6">(</text:span><text:span text:style-name="T21">"DisplayName : "</text:span><text:span text:style-name="T6"> + netInterface.getDisplayName());</text:span></text:p>
      <text:p text:style-name="P18"><text:span text:style-name="T6"><text:tab/><text:tab/><text:tab/></text:span><text:span text:style-name="T9">print</text:span><text:span text:style-name="T6">(</text:span><text:span text:style-name="T21">"Host addresses : "</text:span><text:span text:style-name="T6"> + netInterface.getInterfaceAddresses());</text:span></text:p>
      <text:p text:style-name="P18"><text:span text:style-name="T6"><text:tab/><text:tab/><text:tab/></text:span><text:span text:style-name="T9">printAccessibleHosts</text:span><text:span text:style-name="T6">(netInterface);</text:span></text:p>
      <text:p text:style-name="P18"><text:span text:style-name="T6"><text:tab/><text:tab/><text:tab/></text:span><text:span text:style-name="T9">print</text:span><text:span text:style-name="T6">(</text:span><text:span text:style-name="T21">"_______________"</text:span><text:span text:style-name="T6">);</text:span></text:p>
      <text:p text:style-name="P18"><text:span text:style-name="T6"><text:tab/><text:tab/><text:tab/></text:span><text:span text:style-name="T23">// print(netInterface);</text:span></text:p>
      <text:p text:style-name="P18"><text:span text:style-name="T6"><text:tab/><text:tab/>}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rivate</text:span><text:span text:style-name="T6"> </text:span><text:span text:style-name="T14">static</text:span><text:span text:style-name="T6"> </text:span><text:span text:style-name="T14">void</text:span><text:span text:style-name="T6"> printAccessibleHosts(NetworkInterface netInt)</text:span></text:p>
      <text:p text:style-name="P18"><text:span text:style-name="T6"><text:tab/><text:tab/><text:tab/></text:span><text:span text:style-name="T14">throws</text:span><text:span text:style-name="T6"> Exception {</text:span></text:p>
      <text:p text:style-name="P18"><text:span text:style-name="T6"><text:tab/><text:tab/></text:span><text:span text:style-name="T14">for</text:span><text:span text:style-name="T6"> (InterfaceAddress intAddress : netInt.getInterfaceAddresses()) {</text:span></text:p>
      <text:p text:style-name="P18"><text:span text:style-name="T6"><text:tab/><text:tab/><text:tab/>InetAddress address = intAddress.getAddress();</text:span></text:p>
      <text:p text:style-name="P18"><text:span text:style-name="T6"><text:tab/><text:tab/><text:tab/></text:span><text:span text:style-name="T14">if</text:span><text:span text:style-name="T6"> (!Inet4Address.</text:span><text:span text:style-name="T14">class</text:span><text:span text:style-name="T6">.isInstance(address)) {</text:span></text:p>
      <text:p text:style-name="P18"><text:span text:style-name="T6"><text:tab/><text:tab/><text:tab/><text:tab/></text:span><text:span text:style-name="T14">continue</text:span><text:span text:style-name="T6">;</text:span></text:p>
      <text:p text:style-name="P18"><text:span text:style-name="T6"><text:tab/><text:tab/><text:tab/>}</text:span></text:p>
      <text:p text:style-name="P18"><text:span text:style-name="T6"><text:tab/><text:tab/><text:tab/></text:span><text:span text:style-name="T9">print</text:span><text:span text:style-name="T6">(</text:span><text:span text:style-name="T21">"search by IPv4 address"</text:span><text:span text:style-name="T6"> + intAddress);</text:span></text:p>
      <text:p text:style-name="P18"><text:span text:style-name="T6"><text:tab/><text:tab/><text:tab/></text:span><text:span text:style-name="T9">findAccessibleAddresses</text:span><text:span text:style-name="T6">(intAddress);</text:span></text:p>
      <text:p text:style-name="P18"><text:span text:style-name="T6"><text:tab/><text:tab/>}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rivate</text:span><text:span text:style-name="T6"> </text:span><text:span text:style-name="T14">static</text:span><text:span text:style-name="T6"> </text:span><text:span text:style-name="T14">void</text:span><text:span text:style-name="T6"> findAccessibleAddresses(</text:span></text:p>
      <text:p text:style-name="P18"><text:span text:style-name="T6"><text:tab/><text:tab/><text:tab/>InterfaceAddress interfaceAddress) </text:span><text:span text:style-name="T14">throws</text:span><text:span text:style-name="T6"> Exception {</text:span></text:p>
      <text:p text:style-name="P18"><text:span text:style-name="T6"><text:tab/><text:tab/>NetAddress base = </text:span><text:span text:style-name="T14">new</text:span><text:span text:style-name="T6"> NetAddress(interfaceAddress.getAddress()</text:span></text:p>
      <text:p text:style-name="P18"><text:span text:style-name="T6"><text:tab/><text:tab/><text:tab/><text:tab/>.getAddress(), interfaceAddress.getNetworkPrefixLength()).getBase();</text:span></text:p>
      <text:p text:style-name="P17"/>
      <text:p text:style-name="P18"><text:span text:style-name="T6"><text:tab/><text:tab/>List&lt;NetAddress&gt; addresses = </text:span><text:span text:style-name="T14">new</text:span><text:span text:style-name="T6"> ArrayList&lt;&gt;();</text:span></text:p>
      <text:p text:style-name="P18"><text:span text:style-name="T6"><text:tab/><text:tab/></text:span><text:span text:style-name="T14">while</text:span><text:span text:style-name="T6"> (base.hasNext()) {</text:span></text:p>
      <text:p text:style-name="P18"><text:span text:style-name="T6"><text:tab/><text:tab/><text:tab/>base.next();</text:span></text:p>
      <text:p text:style-name="P18"><text:span text:style-name="T6"><text:tab/><text:tab/><text:tab/>String addressSearchResult = </text:span><text:span text:style-name="T21">"Checking address: "</text:span><text:span text:style-name="T6"> + base + </text:span><text:span text:style-name="T21">"..."</text:span><text:span text:style-name="T6">;</text:span></text:p>
      <text:p text:style-name="P18"><text:span text:style-name="T6"><text:tab/><text:tab/><text:tab/></text:span><text:span text:style-name="T14">if</text:span><text:span text:style-name="T6"> (base.isReachable()) {</text:span></text:p>
      <text:p text:style-name="P18"><text:span text:style-name="T6"><text:tab/><text:tab/><text:tab/><text:tab/>addressSearchResult += </text:span><text:span text:style-name="T21">"Reachable!"</text:span><text:span text:style-name="T6">;</text:span></text:p>
      <text:p text:style-name="P18"><text:span text:style-name="T6"><text:tab/><text:tab/><text:tab/><text:tab/>addresses.add(base.clone());</text:span></text:p>
      <text:p text:style-name="P18"><text:span text:style-name="T6"><text:tab/><text:tab/><text:tab/>}</text:span></text:p>
      <text:p text:style-name="P18"><text:span text:style-name="T6"><text:tab/><text:tab/><text:tab/></text:span><text:span text:style-name="T9">print</text:span><text:span text:style-name="T6">(addressSearchResult);</text:span></text:p>
      <text:p text:style-name="P18"><text:span text:style-name="T6"><text:tab/><text:tab/>}</text:span></text:p>
      <text:p text:style-name="P17"/>
      <text:p text:style-name="P18"><text:span text:style-name="T6"><text:tab/><text:tab/></text:span><text:span text:style-name="T9">print</text:span><text:span text:style-name="T6">(</text:span><text:span text:style-name="T21">"Reached addresses: "</text:span><text:span text:style-name="T6"> + addresses);</text:span></text:p>
      <text:p text:style-name="P18"><text:span text:style-name="T6"><text:tab/><text:tab/></text:span><text:span text:style-name="T14">for</text:span><text:span text:style-name="T6"> (NetAddress addr : addresses) {</text:span></text:p>
      <text:p text:style-name="P18"><text:span text:style-name="T6"><text:tab/><text:tab/><text:tab/></text:span><text:span text:style-name="T9">print</text:span><text:span text:style-name="T6">(</text:span><text:span text:style-name="T21">"Address: "</text:span><text:span text:style-name="T6"> + addr);</text:span></text:p>
      <text:p text:style-name="P18"><text:span text:style-name="T6"><text:tab/><text:tab/><text:tab/></text:span><text:span text:style-name="T9">print</text:span><text:span text:style-name="T6">(addr.getInfo());</text:span></text:p>
      <text:p text:style-name="P18"><text:span text:style-name="T6"><text:tab/><text:tab/>}</text:span></text:p>
      <text:p text:style-name="P18"><text:span text:style-name="T6"><text:tab/>}</text:span></text:p>
      <text:p text:style-name="P17"/>
      <text:p text:style-name="P18"><text:span text:style-name="T6">}</text:span></text:p>
      <text:p text:style-name="P19"><text:span text:style-name="T14"/></text:p>
      <text:p text:style-name="P19"><text:span text:style-name="T14"/></text:p>
      <text:p text:style-name="P19"><text:span text:style-name="T14">public</text:span><text:span text:style-name="T6"> </text:span><text:span text:style-name="T14">class</text:span><text:span text:style-name="T6"> NetAddress {</text:span></text:p>
      <text:p text:style-name="P18"><text:span text:style-name="T6"><text:tab/></text:span><text:span text:style-name="T14">private</text:span><text:span text:style-name="T6"> </text:span><text:span text:style-name="T14">static</text:span><text:span text:style-name="T6"> </text:span><text:span text:style-name="T14">final</text:span><text:span text:style-name="T6"> </text:span><text:span text:style-name="T14">int</text:span><text:span text:style-name="T6"> </text:span><text:span text:style-name="T18">PING_TIMEOUT</text:span><text:span text:style-name="T6"> = 10;</text:span></text:p>
      <text:p text:style-name="P17"/>
      <text:p text:style-name="P18"><text:span text:style-name="T6"><text:tab/></text:span><text:span text:style-name="T14">private</text:span><text:span text:style-name="T6"> </text:span><text:span text:style-name="T14">byte</text:span><text:span text:style-name="T6">[] </text:span><text:span text:style-name="T15">address</text:span><text:span text:style-name="T6">;</text:span></text:p>
      <text:p text:style-name="P18"><text:span text:style-name="T6"><text:tab/></text:span><text:span text:style-name="T14">private</text:span><text:span text:style-name="T6"> </text:span><text:span text:style-name="T14">int</text:span><text:span text:style-name="T6"> </text:span><text:span text:style-name="T15">mask</text:span><text:span text:style-name="T6">;</text:span></text:p>
      <text:p text:style-name="P18"><text:span text:style-name="T6"><text:tab/></text:span><text:span text:style-name="T14">private</text:span><text:span text:style-name="T6"> </text:span><text:span text:style-name="T14">static</text:span><text:span text:style-name="T6"> </text:span><text:span text:style-name="T14">final</text:span><text:span text:style-name="T6"> </text:span><text:span text:style-name="T14">int</text:span><text:span text:style-name="T6"> </text:span><text:span text:style-name="T18">addrLen</text:span><text:span text:style-name="T6"> = 4 * 8;</text:span></text:p>
      <text:p text:style-name="P17"/>
      <text:p text:style-name="P18"><text:span text:style-name="T6"><text:tab/></text:span><text:span text:style-name="T14">public</text:span><text:span text:style-name="T6"> NetAddress(</text:span><text:span text:style-name="T14">byte</text:span><text:span text:style-name="T6">[] addr, </text:span><text:span text:style-name="T14">int</text:span><text:span text:style-name="T6"> mask) {</text:span></text:p>
      <text:p text:style-name="P18"><text:span text:style-name="T6"><text:tab/><text:tab/></text:span><text:span text:style-name="T14">this</text:span><text:span text:style-name="T6">.</text:span><text:span text:style-name="T15">address</text:span><text:span text:style-name="T6"> = addr;</text:span></text:p>
      <text:p text:style-name="P18"><text:span text:style-name="T6"><text:tab/><text:tab/></text:span><text:span text:style-name="T14">this</text:span><text:span text:style-name="T6">.</text:span><text:span text:style-name="T15">mask</text:span><text:span text:style-name="T6"> = mask;</text:span></text:p>
      <text:p text:style-name="P18"><text:span text:style-name="T6"><text:tab/>}</text:span></text:p>
      <text:p text:style-name="P17"/>
      <text:p text:style-name="P18"><text:soft-page-break/><text:span text:style-name="T6"><text:tab/></text:span><text:span text:style-name="T14">public</text:span><text:span text:style-name="T6"> </text:span><text:span text:style-name="T14">boolean</text:span><text:span text:style-name="T6"> isReachable() </text:span><text:span text:style-name="T14">throws</text:span><text:span text:style-name="T6"> Exception {</text:span></text:p>
      <text:p text:style-name="P18"><text:span text:style-name="T6"><text:tab/><text:tab/>InetAddress inetAddress = InetAddress.</text:span><text:span text:style-name="T9">getByAddress</text:span><text:span text:style-name="T6">(</text:span><text:span text:style-name="T15">address</text:span><text:span text:style-name="T6">);</text:span></text:p>
      <text:p text:style-name="P18"><text:span text:style-name="T6"><text:tab/><text:tab/></text:span><text:span text:style-name="T14">return</text:span><text:span text:style-name="T6"> inetAddress.isReachable(</text:span><text:span text:style-name="T18">PING_TIMEOUT</text:span><text:span text:style-name="T6">);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ublic</text:span><text:span text:style-name="T6"> String getInfo() {</text:span></text:p>
      <text:p text:style-name="P18"><text:span text:style-name="T6"><text:tab/><text:tab/>StringBuilder builder = </text:span><text:span text:style-name="T14">new</text:span><text:span text:style-name="T6"> StringBuilder();</text:span></text:p>
      <text:p text:style-name="P18"><text:span text:style-name="T6"><text:tab/><text:tab/>builder.append(getNameInfo());</text:span></text:p>
      <text:p text:style-name="P18"><text:span text:style-name="T6"><text:tab/><text:tab/>builder.append(getMacInfo());</text:span></text:p>
      <text:p text:style-name="P18"><text:span text:style-name="T6"><text:tab/><text:tab/></text:span><text:span text:style-name="T14">return</text:span><text:span text:style-name="T6"> builder.toString();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ublic</text:span><text:span text:style-name="T6"> NetAddress next() {</text:span></text:p>
      <text:p text:style-name="P18"><text:span text:style-name="T6"><text:tab/><text:tab/></text:span><text:span text:style-name="T14">if</text:span><text:span text:style-name="T6"> (hasNext()) {</text:span></text:p>
      <text:p text:style-name="P18"><text:span text:style-name="T6"><text:tab/><text:tab/><text:tab/>inc();</text:span></text:p>
      <text:p text:style-name="P18"><text:span text:style-name="T6"><text:tab/><text:tab/>}</text:span></text:p>
      <text:p text:style-name="P18"><text:span text:style-name="T6"><text:tab/><text:tab/></text:span><text:span text:style-name="T14">return</text:span><text:span text:style-name="T6"> </text:span><text:span text:style-name="T14">this</text:span><text:span text:style-name="T6">;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ublic</text:span><text:span text:style-name="T6"> </text:span><text:span text:style-name="T14">boolean</text:span><text:span text:style-name="T6"> hasNext() {</text:span></text:p>
      <text:p text:style-name="P18"><text:span text:style-name="T6"><text:tab/><text:tab/></text:span><text:span text:style-name="T14">for</text:span><text:span text:style-name="T6"> (</text:span><text:span text:style-name="T14">int</text:span><text:span text:style-name="T6"> i = </text:span><text:span text:style-name="T15">mask</text:span><text:span text:style-name="T6">; i &lt; </text:span><text:span text:style-name="T18">addrLen</text:span><text:span text:style-name="T6">; ++i) {</text:span></text:p>
      <text:p text:style-name="P18"><text:span text:style-name="T6"><text:tab/><text:tab/><text:tab/></text:span><text:span text:style-name="T14">if</text:span><text:span text:style-name="T6"> (getBit(i) == 0) {</text:span></text:p>
      <text:p text:style-name="P18"><text:span text:style-name="T6"><text:tab/><text:tab/><text:tab/><text:tab/></text:span><text:span text:style-name="T14">return</text:span><text:span text:style-name="T6"> </text:span><text:span text:style-name="T14">true</text:span><text:span text:style-name="T6">;</text:span></text:p>
      <text:p text:style-name="P18"><text:span text:style-name="T6"><text:tab/><text:tab/><text:tab/>}</text:span></text:p>
      <text:p text:style-name="P18"><text:span text:style-name="T6"><text:tab/><text:tab/>}</text:span></text:p>
      <text:p text:style-name="P18"><text:span text:style-name="T6"><text:tab/><text:tab/></text:span><text:span text:style-name="T14">return</text:span><text:span text:style-name="T6"> </text:span><text:span text:style-name="T14">false</text:span><text:span text:style-name="T6">;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ublic</text:span><text:span text:style-name="T6"> NetAddress getBase() {</text:span></text:p>
      <text:p text:style-name="P18"><text:span text:style-name="T6"><text:tab/><text:tab/>NetAddress base = </text:span><text:span text:style-name="T14">new</text:span><text:span text:style-name="T6"> NetAddress(</text:span><text:span text:style-name="T15">address</text:span><text:span text:style-name="T6">.clone(), </text:span><text:span text:style-name="T15">mask</text:span><text:span text:style-name="T6">);</text:span></text:p>
      <text:p text:style-name="P18"><text:span text:style-name="T6"><text:tab/><text:tab/></text:span><text:span text:style-name="T14">for</text:span><text:span text:style-name="T6"> (</text:span><text:span text:style-name="T14">int</text:span><text:span text:style-name="T6"> i = </text:span><text:span text:style-name="T15">mask</text:span><text:span text:style-name="T6">; i &lt; </text:span><text:span text:style-name="T18">addrLen</text:span><text:span text:style-name="T6">; ++i) {</text:span></text:p>
      <text:p text:style-name="P18"><text:span text:style-name="T6"><text:tab/><text:tab/><text:tab/>base.setBit(i, 0);</text:span></text:p>
      <text:p text:style-name="P18"><text:span text:style-name="T6"><text:tab/><text:tab/>}</text:span></text:p>
      <text:p text:style-name="P18"><text:span text:style-name="T6"><text:tab/><text:tab/></text:span><text:span text:style-name="T14">return</text:span><text:span text:style-name="T6"> base;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ublic</text:span><text:span text:style-name="T6"> </text:span><text:span text:style-name="T14">byte</text:span><text:span text:style-name="T6">[] getAddr() {</text:span></text:p>
      <text:p text:style-name="P18"><text:span text:style-name="T6"><text:tab/><text:tab/></text:span><text:span text:style-name="T14">return</text:span><text:span text:style-name="T6"> </text:span><text:span text:style-name="T15">address</text:span><text:span text:style-name="T6">;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9">@Override</text:span></text:p>
      <text:p text:style-name="P18"><text:span text:style-name="T6"><text:tab/></text:span><text:span text:style-name="T14">public</text:span><text:span text:style-name="T6"> String toString() {</text:span></text:p>
      <text:p text:style-name="P18"><text:span text:style-name="T6"><text:tab/><text:tab/>StringBuilder builder = </text:span><text:span text:style-name="T14">new</text:span><text:span text:style-name="T6"> StringBuilder();</text:span></text:p>
      <text:p text:style-name="P18"><text:span text:style-name="T6"><text:tab/><text:tab/></text:span><text:span text:style-name="T14">boolean</text:span><text:span text:style-name="T6"> first = </text:span><text:span text:style-name="T14">true</text:span><text:span text:style-name="T6">;</text:span></text:p>
      <text:p text:style-name="P18"><text:span text:style-name="T6"><text:tab/><text:tab/></text:span><text:span text:style-name="T14">for</text:span><text:span text:style-name="T6"> (</text:span><text:span text:style-name="T14">byte</text:span><text:span text:style-name="T6"> val : </text:span><text:span text:style-name="T15">address</text:span><text:span text:style-name="T6">) {</text:span></text:p>
      <text:p text:style-name="P18"><text:span text:style-name="T6"><text:tab/><text:tab/><text:tab/></text:span><text:span text:style-name="T14">if</text:span><text:span text:style-name="T6"> (!first) {</text:span></text:p>
      <text:p text:style-name="P18"><text:span text:style-name="T6"><text:tab/><text:tab/><text:tab/><text:tab/>builder.append(</text:span><text:span text:style-name="T21">"."</text:span><text:span text:style-name="T6">);</text:span></text:p>
      <text:p text:style-name="P18"><text:span text:style-name="T6"><text:tab/><text:tab/><text:tab/>}</text:span></text:p>
      <text:p text:style-name="P18"><text:span text:style-name="T6"><text:tab/><text:tab/><text:tab/>builder.append(val &gt;= 0 ? val : (val &amp; 0x7F) + 128);</text:span></text:p>
      <text:p text:style-name="P18"><text:span text:style-name="T6"><text:tab/><text:tab/><text:tab/>first = </text:span><text:span text:style-name="T14">false</text:span><text:span text:style-name="T6">;</text:span></text:p>
      <text:p text:style-name="P18"><text:span text:style-name="T6"><text:tab/><text:tab/>}</text:span></text:p>
      <text:p text:style-name="P18"><text:span text:style-name="T6"><text:tab/><text:tab/></text:span><text:span text:style-name="T14">return</text:span><text:span text:style-name="T6"> builder.toString();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9">@Override</text:span></text:p>
      <text:p text:style-name="P18"><text:span text:style-name="T6"><text:tab/></text:span><text:span text:style-name="T14">protected</text:span><text:span text:style-name="T6"> NetAddress clone() </text:span><text:span text:style-name="T14">throws</text:span><text:span text:style-name="T6"> CloneNotSupportedException {</text:span></text:p>
      <text:p text:style-name="P18"><text:span text:style-name="T6"><text:tab/><text:tab/></text:span><text:span text:style-name="T14">return</text:span><text:span text:style-name="T6"> </text:span><text:span text:style-name="T14">new</text:span><text:span text:style-name="T6"> NetAddress(</text:span><text:span text:style-name="T15">address</text:span><text:span text:style-name="T6">.clone(), </text:span><text:span text:style-name="T15">mask</text:span><text:span text:style-name="T6">);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rivate</text:span><text:span text:style-name="T6"> </text:span><text:span text:style-name="T14">void</text:span><text:span text:style-name="T6"> inc() {</text:span></text:p>
      <text:p text:style-name="P18"><text:span text:style-name="T6"><text:tab/><text:tab/></text:span><text:span text:style-name="T14">for</text:span><text:span text:style-name="T6"> (</text:span><text:span text:style-name="T14">int</text:span><text:span text:style-name="T6"> i = </text:span><text:span text:style-name="T18">addrLen</text:span><text:span text:style-name="T6"> - 1; i &gt;= </text:span><text:span text:style-name="T15">mask</text:span><text:span text:style-name="T6">; --i) {</text:span></text:p>
      <text:p text:style-name="P18"><text:span text:style-name="T6"><text:tab/><text:tab/><text:tab/></text:span><text:span text:style-name="T14">if</text:span><text:span text:style-name="T6"> (getBit(i) == 0) {</text:span></text:p>
      <text:p text:style-name="P18"><text:span text:style-name="T6"><text:tab/><text:tab/><text:tab/><text:tab/>setBit(i, 1);</text:span></text:p>
      <text:p text:style-name="P18"><text:span text:style-name="T6"><text:tab/><text:tab/><text:tab/><text:tab/></text:span><text:span text:style-name="T14">return</text:span><text:span text:style-name="T6">;</text:span></text:p>
      <text:p text:style-name="P18"><text:span text:style-name="T6"><text:tab/><text:tab/><text:tab/>} </text:span><text:span text:style-name="T14">else</text:span><text:span text:style-name="T6"> {</text:span></text:p>
      <text:p text:style-name="P18"><text:span text:style-name="T6"><text:tab/><text:tab/><text:tab/><text:tab/>setBit(i, 0);</text:span></text:p>
      <text:p text:style-name="P18"><text:span text:style-name="T6"><text:tab/><text:tab/><text:tab/>}</text:span></text:p>
      <text:p text:style-name="P18"><text:span text:style-name="T6"><text:tab/><text:tab/>}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rivate</text:span><text:span text:style-name="T6"> </text:span><text:span text:style-name="T14">int</text:span><text:span text:style-name="T6"> getBit(</text:span><text:span text:style-name="T14">int</text:span><text:span text:style-name="T6"> i) {</text:span></text:p>
      <text:p text:style-name="P18"><text:span text:style-name="T6"><text:tab/><text:tab/></text:span><text:span text:style-name="T14">int</text:span><text:span text:style-name="T6"> element = i / 8;</text:span></text:p>
      <text:p text:style-name="P18"><text:span text:style-name="T6"><text:tab/><text:tab/></text:span><text:span text:style-name="T14">int</text:span><text:span text:style-name="T6"> bit = 7 - i % 8;</text:span></text:p>
      <text:p text:style-name="P18"><text:span text:style-name="T6"><text:tab/><text:tab/></text:span><text:span text:style-name="T14">return</text:span><text:span text:style-name="T6"> (</text:span><text:span text:style-name="T15">address</text:span><text:span text:style-name="T6">[element] &amp; 1 &lt;&lt; bit);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rivate</text:span><text:span text:style-name="T6"> </text:span><text:span text:style-name="T14">void</text:span><text:span text:style-name="T6"> setBit(</text:span><text:span text:style-name="T14">int</text:span><text:span text:style-name="T6"> i, </text:span><text:span text:style-name="T14">int</text:span><text:span text:style-name="T6"> valToSet) {</text:span></text:p>
      <text:p text:style-name="P18"><text:span text:style-name="T6"><text:tab/><text:tab/></text:span><text:span text:style-name="T14">int</text:span><text:span text:style-name="T6"> element = i / 8;</text:span></text:p>
      <text:p text:style-name="P18"><text:span text:style-name="T6"><text:tab/><text:tab/></text:span><text:span text:style-name="T14">int</text:span><text:span text:style-name="T6"> bit = 7 - i % 8;</text:span></text:p>
      <text:p text:style-name="P18"><text:span text:style-name="T6"><text:tab/><text:tab/></text:span><text:span text:style-name="T14">int</text:span><text:span text:style-name="T6"> currVal = </text:span><text:span text:style-name="T15">address</text:span><text:span text:style-name="T6">[element];</text:span></text:p>
      <text:p text:style-name="P18"><text:span text:style-name="T6"><text:tab/><text:tab/></text:span><text:span text:style-name="T14">if</text:span><text:span text:style-name="T6"> (valToSet == 0) {</text:span></text:p>
      <text:p text:style-name="P18"><text:span text:style-name="T6"><text:tab/><text:tab/><text:tab/>valToSet = currVal &amp; ((1 &lt;&lt; bit) ^ 0xFF);</text:span></text:p>
      <text:p text:style-name="P18"><text:span text:style-name="T6"><text:tab/><text:tab/>} </text:span><text:span text:style-name="T14">else</text:span><text:span text:style-name="T6"> {</text:span></text:p>
      <text:p text:style-name="P18"><text:soft-page-break/><text:span text:style-name="T6"><text:tab/><text:tab/><text:tab/>valToSet = currVal | 1 &lt;&lt; bit;</text:span></text:p>
      <text:p text:style-name="P18"><text:span text:style-name="T6"><text:tab/><text:tab/>}</text:span></text:p>
      <text:p text:style-name="P18"><text:span text:style-name="T6"><text:tab/><text:tab/></text:span><text:span text:style-name="T15">address</text:span><text:span text:style-name="T6">[element] = (</text:span><text:span text:style-name="T14">byte</text:span><text:span text:style-name="T6">) valToSet;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rivate</text:span><text:span text:style-name="T6"> String getNameInfo() {</text:span></text:p>
      <text:p text:style-name="P18"><text:span text:style-name="T6"><text:tab/><text:tab/>StringBuilder builder = </text:span><text:span text:style-name="T14">new</text:span><text:span text:style-name="T6"> StringBuilder();</text:span></text:p>
      <text:p text:style-name="P18"><text:span text:style-name="T6"><text:tab/><text:tab/>builder.append(</text:span><text:span text:style-name="T21">"Searching for name info...\n"</text:span><text:span text:style-name="T6">);</text:span></text:p>
      <text:p text:style-name="P18"><text:span text:style-name="T6"><text:tab/><text:tab/></text:span><text:span text:style-name="T14">try</text:span><text:span text:style-name="T6"> {</text:span></text:p>
      <text:p text:style-name="P18"><text:span text:style-name="T6"><text:tab/><text:tab/><text:tab/>InetAddress inetAddress = InetAddress.</text:span><text:span text:style-name="T9">getByAddress</text:span><text:span text:style-name="T6">(</text:span><text:span text:style-name="T15">address</text:span><text:span text:style-name="T6">);</text:span></text:p>
      <text:p text:style-name="P18"><text:span text:style-name="T6"><text:tab/><text:tab/><text:tab/>builder.append(getInfoForCommand(</text:span><text:span text:style-name="T21">"nbtstat -a "</text:span></text:p>
      <text:p text:style-name="P18"><text:span text:style-name="T6"><text:tab/><text:tab/><text:tab/><text:tab/><text:tab/>+ inetAddress.getHostAddress()));</text:span></text:p>
      <text:p text:style-name="P18"><text:span text:style-name="T6"><text:tab/><text:tab/>} </text:span><text:span text:style-name="T14">catch</text:span><text:span text:style-name="T6"> (UnknownHostException e) {</text:span></text:p>
      <text:p text:style-name="P18"><text:span text:style-name="T6"><text:tab/><text:tab/><text:tab/>builder.append(</text:span><text:span text:style-name="T21">"Address is unreachable\n"</text:span><text:span text:style-name="T6">);</text:span></text:p>
      <text:p text:style-name="P18"><text:span text:style-name="T6"><text:tab/><text:tab/>}</text:span></text:p>
      <text:p text:style-name="P18"><text:span text:style-name="T6"><text:tab/><text:tab/></text:span><text:span text:style-name="T14">return</text:span><text:span text:style-name="T6"> builder.toString();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rivate</text:span><text:span text:style-name="T6"> String getMacInfo() {</text:span></text:p>
      <text:p text:style-name="P18"><text:span text:style-name="T6"><text:tab/><text:tab/>StringBuilder builder = </text:span><text:span text:style-name="T14">new</text:span><text:span text:style-name="T6"> StringBuilder();</text:span></text:p>
      <text:p text:style-name="P18"><text:span text:style-name="T6"><text:tab/><text:tab/>builder.append(</text:span><text:span text:style-name="T21">"Searching for MAC address...\n"</text:span><text:span text:style-name="T6">);</text:span></text:p>
      <text:p text:style-name="P18"><text:span text:style-name="T6"><text:tab/><text:tab/></text:span><text:span text:style-name="T14">try</text:span><text:span text:style-name="T6"> {</text:span></text:p>
      <text:p text:style-name="P18"><text:span text:style-name="T6"><text:tab/><text:tab/><text:tab/>InetAddress inetAddress = InetAddress.</text:span><text:span text:style-name="T9">getByAddress</text:span><text:span text:style-name="T6">(</text:span><text:span text:style-name="T15">address</text:span><text:span text:style-name="T6">);</text:span></text:p>
      <text:p text:style-name="P18"><text:span text:style-name="T6"><text:tab/><text:tab/><text:tab/>builder.append(getInfoForCommand(MessageFormat.</text:span><text:span text:style-name="T9">format</text:span><text:span text:style-name="T6">(</text:span><text:span text:style-name="T21">"arp -a {0}"</text:span><text:span text:style-name="T6">,</text:span></text:p>
      <text:p text:style-name="P18"><text:span text:style-name="T6"><text:tab/><text:tab/><text:tab/><text:tab/><text:tab/>inetAddress.getHostAddress())));</text:span></text:p>
      <text:p text:style-name="P18"><text:span text:style-name="T6"><text:tab/><text:tab/>} </text:span><text:span text:style-name="T14">catch</text:span><text:span text:style-name="T6"> (UnknownHostException e) {</text:span></text:p>
      <text:p text:style-name="P18"><text:span text:style-name="T6"><text:tab/><text:tab/><text:tab/>builder.append(</text:span><text:span text:style-name="T21">"Address is unreachable\n"</text:span><text:span text:style-name="T6">);</text:span></text:p>
      <text:p text:style-name="P18"><text:span text:style-name="T6"><text:tab/><text:tab/>}</text:span></text:p>
      <text:p text:style-name="P18"><text:span text:style-name="T6"><text:tab/><text:tab/></text:span><text:span text:style-name="T14">return</text:span><text:span text:style-name="T6"> builder.toString();</text:span></text:p>
      <text:p text:style-name="P18"><text:span text:style-name="T6"><text:tab/>}</text:span></text:p>
      <text:p text:style-name="P17"/>
      <text:p text:style-name="P18"><text:span text:style-name="T6"><text:tab/></text:span><text:span text:style-name="T14">private</text:span><text:span text:style-name="T6"> String getInfoForCommand(String command) {</text:span></text:p>
      <text:p text:style-name="P18"><text:span text:style-name="T6"><text:tab/><text:tab/>Runtime runtime = Runtime.</text:span><text:span text:style-name="T9">getRuntime</text:span><text:span text:style-name="T6">();</text:span></text:p>
      <text:p text:style-name="P18"><text:span text:style-name="T6"><text:tab/><text:tab/>StringBuilder builder = </text:span><text:span text:style-name="T14">new</text:span><text:span text:style-name="T6"> StringBuilder();</text:span></text:p>
      <text:p text:style-name="P17"/>
      <text:p text:style-name="P18"><text:span text:style-name="T6"><text:tab/><text:tab/></text:span><text:span text:style-name="T14">try</text:span><text:span text:style-name="T6"> {</text:span></text:p>
      <text:p text:style-name="P18"><text:span text:style-name="T6"><text:tab/><text:tab/><text:tab/>Process proc;</text:span></text:p>
      <text:p text:style-name="P18"><text:span text:style-name="T6"><text:tab/><text:tab/><text:tab/>proc = runtime.exec(command);</text:span></text:p>
      <text:p text:style-name="P18"><text:span text:style-name="T6"><text:tab/><text:tab/><text:tab/></text:span><text:span text:style-name="T14">int</text:span><text:span text:style-name="T6"> retVal = proc.waitFor();</text:span></text:p>
      <text:p text:style-name="P18"><text:span text:style-name="T6"><text:tab/><text:tab/><text:tab/></text:span><text:span text:style-name="T14">if</text:span><text:span text:style-name="T6"> (retVal == 0) {</text:span></text:p>
      <text:p text:style-name="P18"><text:span text:style-name="T6"><text:tab/><text:tab/><text:tab/><text:tab/>Scanner scanner = </text:span><text:span text:style-name="T14">new</text:span><text:span text:style-name="T6"> Scanner(proc.getInputStream());</text:span></text:p>
      <text:p text:style-name="P18"><text:span text:style-name="T6"><text:tab/><text:tab/><text:tab/><text:tab/></text:span><text:span text:style-name="T14">while</text:span><text:span text:style-name="T6"> (scanner.hasNextLine()) {</text:span></text:p>
      <text:p text:style-name="P18"><text:span text:style-name="T6"><text:tab/><text:tab/><text:tab/><text:tab/><text:tab/>builder.append(scanner.nextLine());</text:span></text:p>
      <text:p text:style-name="P18"><text:span text:style-name="T6"><text:tab/><text:tab/><text:tab/><text:tab/>}</text:span></text:p>
      <text:p text:style-name="P18"><text:span text:style-name="T6"><text:tab/><text:tab/><text:tab/><text:tab/>builder.append(</text:span><text:span text:style-name="T21">"\n"</text:span><text:span text:style-name="T6">);</text:span></text:p>
      <text:p text:style-name="P18"><text:span text:style-name="T6"><text:tab/><text:tab/><text:tab/><text:tab/>scanner.close();</text:span></text:p>
      <text:p text:style-name="P18"><text:span text:style-name="T6"><text:tab/><text:tab/><text:tab/>}</text:span></text:p>
      <text:p text:style-name="P18"><text:span text:style-name="T6"><text:tab/><text:tab/>} </text:span><text:span text:style-name="T14">catch</text:span><text:span text:style-name="T6"> (Exception e) {</text:span></text:p>
      <text:p text:style-name="P18"><text:span text:style-name="T6"><text:tab/><text:tab/><text:tab/>builder.append(</text:span><text:span text:style-name="T21">"Error!\n"</text:span><text:span text:style-name="T6">);</text:span></text:p>
      <text:p text:style-name="P18"><text:span text:style-name="T6"><text:tab/><text:tab/>}</text:span></text:p>
      <text:p text:style-name="P18"><text:span text:style-name="T6"><text:tab/><text:tab/></text:span><text:span text:style-name="T14">return</text:span><text:span text:style-name="T6"> builder.toString();</text:span></text:p>
      <text:p text:style-name="P18"><text:span text:style-name="T6"><text:tab/>}</text:span></text:p>
      <text:p text:style-name="P18"><text:span text:style-name="T6">}</text:span></text:p>
      <text:p text:style-name="P15"/>
      <text:p text:style-name="P15"/>
      <text:p text:style-name="P14"/>
      <text:p text:style-name="P12">Выводы</text:p>
      <text:p text:style-name="P20"><text:span text:style-name="T25">В процессе написания данной работы были успешно выполнены все поставленные задач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Monospace1" svg:font-family="Monospace" style:font-family-generic="roman"/>
    <style:font-face style:name="Courier New1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1-15T09:07:18</dc:date>
    <meta:print-date>2013-03-23T11:35:01</meta:print-date>
    <meta:editing-cycles>64</meta:editing-cycles>
    <meta:editing-duration>PT15H2M8S</meta:editing-duration>
    <meta:generator>LibreOffice/4.0.2.2$Linux_X86_64 LibreOffice_project/400m0$Build-2</meta:generator>
    <meta:document-statistic meta:table-count="0" meta:image-count="0" meta:object-count="0" meta:page-count="4" meta:paragraph-count="202" meta:word-count="669" meta:character-count="5712" meta:non-whitespace-character-count="4834"/>
    <meta:user-defined meta:name="Поле 1"/>
    <meta:user-defined meta:name="Поле 2"/>
    <meta:user-defined meta:name="Поле 3"/>
    <meta:user-defined meta:name="Поле 4"/>
  </office:meta>
</office:document-meta>
</file>